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NodeState.setMixinNodeTypes( Name [ ] mixi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rtualNodeState.VirtualNodeState( AbstractVISProvider stateMgr , NodeId parentId , NodeId id , Name nodeTypeName , Name [ ] mix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NodeState.addStateReference( Nod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rtualNodeState.getProperty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NodeState.getPropertyValue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rtualNodeState.setPropertyValue( Name name , Internal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NodeState.setPropertyValues( Name name , int type , InternalValue [ ] values , boolean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rtualNodeState.getPropertyValues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rtualNodeState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NodeState.getOrCreatePropertyState( Name name , int type , boolean multiValu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irtualNodeState.setPropertyValues( Name name , int type , Internal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